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458cm" fo:min-width="0.208cm"/>
    </style:style>
    <style:style style:name="gr2" style:family="graphic" style:parent-style-name="standard">
      <style:graphic-properties draw:fill-color="#ff0000" draw:opacity="25%" draw:textarea-vertical-align="middle"/>
    </style:style>
    <style:style style:name="gr3" style:family="graphic" style:parent-style-name="standard">
      <style:graphic-properties draw:fill-color="#800080" draw:opacity="24%" draw:textarea-vertical-align="middle"/>
    </style:style>
    <style:style style:name="gr4" style:family="graphic" style:parent-style-name="standard">
      <style:graphic-properties draw:fill-color="#ff8000" draw:opacity="25%" draw:textarea-vertical-align="middle"/>
    </style:style>
    <style:style style:name="gr5" style:family="graphic" style:parent-style-name="standard">
      <style:graphic-properties draw:fill-color="#00a933" draw:opacity="25%" draw:textarea-vertical-align="middle"/>
    </style:style>
    <style:style style:name="P1" style:family="paragraph">
      <style:paragraph-properties fo:text-align="center"/>
    </style:style>
    <style:style style:name="P2" style:family="paragraph">
      <loext:graphic-properties draw:fill-color="#ff0000" draw:opacity="25%"/>
      <style:paragraph-properties fo:text-align="center"/>
    </style:style>
    <style:style style:name="P3" style:family="paragraph">
      <loext:graphic-properties draw:fill-color="#800080" draw:opacity="24%"/>
      <style:paragraph-properties fo:text-align="center"/>
    </style:style>
    <style:style style:name="P4" style:family="paragraph">
      <loext:graphic-properties draw:fill-color="#ff8000" draw:opacity="25%"/>
      <style:paragraph-properties fo:text-align="center"/>
    </style:style>
    <style:style style:name="P5" style:family="paragraph">
      <loext:graphic-properties draw:fill-color="#00a933" draw:opacity="25%"/>
      <style:paragraph-properties fo:text-align="center"/>
    </style:style>
  </office:automatic-styles>
  <office:body>
    <office:drawing>
      <draw:page draw:name="page1" draw:style-name="dp1" draw:master-page-name="Default">
        <draw:custom-shape draw:style-name="gr1" draw:text-style-name="P1" draw:layer="layout" svg:width="1cm" svg:height="1cm" svg:x="2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2.001cm" svg:y="2.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2cm" svg:y="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3.75cm" svg:y="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7.7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6.25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5.75cm" svg:y="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0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4.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8.7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1.75cm" svg:y="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8.75cm" svg:y="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8.7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1.25cm" svg:y="1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5cm" svg:y="1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2.7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9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13.25cm" svg:y="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6.75cm" svg:y="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7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2.75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cm" svg:height="1cm" svg:x="4.75cm" svg:y="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2" draw:layer="layout" svg:width="8.662cm" svg:height="5.57cm" svg:x="1.087cm" svg:y="1.5cm" svg:viewBox="0 0 8663 5571" svg:d="M692 180c-302 44-483 336-563 612-80 274-94 554-98 833-3 261 0 521-25 784-23 242 30 491 0 735-43 345 171 665 417 858 270 212 931 986 784 661-318-702-76 175 147 245 296 92 552 210 833 294 269 80 558 85 833 147 265 60 525 109 784 196 293 98 572-101 808-245 451-274 1003 21 1372-343 287-283 769-290 931-710 330-859 1058-1522 1421-2377 116-272 177-544 294-808 109-247-61-570-343-613-327-50-603 127-931 123-263-3-524 14-784 24-254 9-531-77-759 49-307 170-656 112-980 49-361-70-682-234-1029-318-278-67-504-246-784-270-262-22-521-57-784-49-268 8-526 65-809-24-243-76-521-10-759 98l-196 220z">
          <text:p/>
        </draw:path>
        <draw:path draw:style-name="gr3" draw:text-style-name="P3" draw:layer="layout" svg:width="10.736cm" svg:height="7.538cm" svg:x="9.755cm" svg:y="1.737cm" svg:viewBox="0 0 10737 7539" svg:d="M780 664c-340 31-354 415-539 612-186 198-287 483-221 760 64 267 214 544 490 637 295 100 565 258 833 416 400 236 773 529 1201 711 340 145 405 497 710 686 309 192 569 475 907 612 312 127 554 347 906 392 267 34 386 372 735 294 330-73 433 397 612 612 188 225 464 353 735 466 274 114 436 424 735 490 267 59 564 276 809 147 270-142 458-395 735-539 337-176 602-481 808-809 153-242 294-492 392-759 109-296 102-619 98-931-4-285 26-574 0-857-25-280-14-556-49-833-32-258-47-528-171-760-151-284-381-512-515-808-130-287-313-565-563-760-222-173-468-385-784-367-326 18-615 213-956 98-256-86-538-95-808-74-346 27-686-62-1029-49-296 11-588-32-882-49-320-18-618 88-931 98-357 11-700 139-1053 172-261 25-522 58-784 49-285-9-577-42-858 0-274 42-571 133-735 392l-24 24z">
          <text:p/>
        </draw:path>
        <draw:path draw:style-name="gr4" draw:text-style-name="P4" draw:layer="layout" svg:width="9.872cm" svg:height="9.338cm" svg:x="0.641cm" svg:y="6.174cm" svg:viewBox="0 0 9873 9339" svg:d="M8595 171c-342 140-695 267-1004 466-366 236-759 423-1176 514-359 78-703 186-1053 294-288 89-572 163-858 245-252 72-489 184-735 269-280 97-464 353-759 417-347 76-659 255-956 441-370 232-726 503-1029 833-252 275-399 599-588 906-167 271-289 582-318 907-29 310-61 618-98 931-32 259-30 527 24 784 64 305 158 604 245 906 90 315 340 535 588 711 261 186 546 357 858 440 260 69 533 124 808 98 285-26 575 3 858-147 407-216 839-383 1274-538 339-120 639-340 980-466 98-36 915-922 269-392-518 425 908-877 1372-1298 267-242 558-453 808-711 324-334 531-760 784-1151 206-318 320-657 539-956 171-233 171-529 294-784 116-242 136-520 147-784 11-277-3-557 0-833 2-274-119-526-196-783-85-284-349-447-612-490h-245l-245 49-123 98z">
          <text:p/>
        </draw:path>
        <draw:path draw:style-name="gr5" draw:text-style-name="P5" draw:layer="layout" svg:width="8.105cm" svg:height="8.309cm" svg:x="10.167cm" svg:y="7.325cm" svg:viewBox="0 0 8106 8310" svg:d="M3749 49c262 11 539-16 784 147 254 169 479 396 563 686 89 304 95 613 343 882 227 245 254 616 416 906 154 276 271 567 441 833 221 344 503 637 760 956 256 318 595 564 931 808 292 212-55 473 24 760 65 235 45 488 49 735 5 269-28 542-147 784-136 279-431 421-710 489-253 61-495 140-760 172-336 41-670 88-1004 98-335 10-670 5-1004-25-316-29-596-210-907-220-312-10-624-13-931 24-338 41-623-137-931-220-294-79-651-139-784-465-106-259-178-531-294-784-115-251-177-485-343-735-161-243-251-510-245-833 18-852 44 762 123-343 23-312 135-612 245-907 89-239 139-494 220-735 101-298 245-581 343-882 92-281 194-561 368-808 216-306 492-559 784-784 219-169 473-283 735-392 255-106 514-178 784-196l196 49z">
          <text:p/>
        </draw:path>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5cm" fo:page-height="17.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7-18T18:43:14.338000000</meta:creation-date>
    <dc:date>2024-07-18T20:17:30.264000000</dc:date>
    <meta:editing-duration>PT1H24M15S</meta:editing-duration>
    <meta:editing-cycles>2</meta:editing-cycles>
    <meta:generator>LibreOffice/7.2.7.2$Windows_X86_64 LibreOffice_project/8d71d29d553c0f7dcbfa38fbfda25ee34cce99a2</meta:generator>
    <meta:document-statistic meta:object-count="26"/>
  </office:meta>
</office:document-meta>
</file>